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f730" officeooo:paragraph-rsid="0003f730"/>
    </style:style>
    <style:style style:name="P2" style:family="paragraph" style:parent-style-name="Standard">
      <style:text-properties officeooo:rsid="0003f730" officeooo:paragraph-rsid="000d877b"/>
    </style:style>
    <style:style style:name="P3" style:family="paragraph" style:parent-style-name="Standard">
      <style:text-properties officeooo:rsid="0003f730" officeooo:paragraph-rsid="0006bb19"/>
    </style:style>
    <style:style style:name="P4" style:family="paragraph" style:parent-style-name="Standard">
      <style:text-properties officeooo:rsid="0005b834" officeooo:paragraph-rsid="0005b834"/>
    </style:style>
    <style:style style:name="P5" style:family="paragraph" style:parent-style-name="Standard">
      <style:text-properties officeooo:rsid="0006bb19" officeooo:paragraph-rsid="0006bb19"/>
    </style:style>
    <style:style style:name="P6" style:family="paragraph" style:parent-style-name="Standard">
      <style:text-properties officeooo:rsid="0006bb19" officeooo:paragraph-rsid="000debbc"/>
    </style:style>
    <style:style style:name="P7" style:family="paragraph" style:parent-style-name="Standard">
      <style:text-properties officeooo:rsid="000875f0" officeooo:paragraph-rsid="000875f0"/>
    </style:style>
    <style:style style:name="P8" style:family="paragraph" style:parent-style-name="Standard">
      <style:text-properties fo:font-size="14pt" officeooo:rsid="000c2a2d" officeooo:paragraph-rsid="000c2a2d" style:font-size-asian="14pt" style:font-size-complex="14pt"/>
    </style:style>
    <style:style style:name="P9" style:family="paragraph" style:parent-style-name="Standard">
      <style:text-properties fo:font-size="14pt" officeooo:rsid="000df360" officeooo:paragraph-rsid="000df360" style:font-size-asian="14pt" style:font-size-complex="14pt"/>
    </style:style>
    <style:style style:name="P10" style:family="paragraph" style:parent-style-name="Standard">
      <style:paragraph-properties fo:text-align="end" style:justify-single-word="false"/>
      <style:text-properties fo:font-size="14pt" officeooo:rsid="000df360" officeooo:paragraph-rsid="000df360" style:font-size-asian="14pt" style:font-size-complex="14pt"/>
    </style:style>
    <style:style style:name="P11" style:family="paragraph" style:parent-style-name="Standard">
      <style:text-properties officeooo:rsid="000c2a2d" officeooo:paragraph-rsid="000c2a2d"/>
    </style:style>
    <style:style style:name="P12" style:family="paragraph" style:parent-style-name="Standard">
      <style:text-properties officeooo:rsid="000cf3e5" officeooo:paragraph-rsid="000cf3e5"/>
    </style:style>
    <style:style style:name="P13" style:family="paragraph" style:parent-style-name="Standard">
      <style:text-properties officeooo:rsid="000df360" officeooo:paragraph-rsid="000df360"/>
    </style:style>
    <style:style style:name="P14" style:family="paragraph" style:parent-style-name="Standard">
      <style:text-properties officeooo:rsid="000df360" officeooo:paragraph-rsid="000fa731"/>
    </style:style>
    <style:style style:name="P15" style:family="paragraph" style:parent-style-name="Standard">
      <style:paragraph-properties fo:margin-left="12.51mm" fo:margin-right="0mm" fo:text-indent="0mm" style:auto-text-indent="false"/>
      <style:text-properties officeooo:rsid="0003f730" officeooo:paragraph-rsid="000d877b"/>
    </style:style>
    <style:style style:name="P16" style:family="paragraph" style:parent-style-name="Standard">
      <style:paragraph-properties fo:margin-left="12.51mm" fo:margin-right="0mm" fo:text-indent="0mm" style:auto-text-indent="false"/>
      <style:text-properties officeooo:rsid="0005b834" officeooo:paragraph-rsid="0006bb19"/>
    </style:style>
    <style:style style:name="P17" style:family="paragraph" style:parent-style-name="Standard">
      <style:paragraph-properties fo:margin-left="12.51mm" fo:margin-right="0mm" fo:text-indent="0mm" style:auto-text-indent="false"/>
      <style:text-properties officeooo:rsid="0006bb19" officeooo:paragraph-rsid="0006bb19"/>
    </style:style>
    <style:style style:name="P18" style:family="paragraph" style:parent-style-name="Standard">
      <style:paragraph-properties fo:margin-left="12.51mm" fo:margin-right="0mm" fo:text-indent="0mm" style:auto-text-indent="false"/>
      <style:text-properties officeooo:rsid="000875f0" officeooo:paragraph-rsid="000debbc"/>
    </style:style>
    <style:style style:name="P19" style:family="paragraph" style:parent-style-name="Standard">
      <style:paragraph-properties fo:margin-left="12.51mm" fo:margin-right="0mm" fo:text-indent="0mm" style:auto-text-indent="false"/>
      <style:text-properties fo:font-size="14pt" officeooo:rsid="000cf3e5" officeooo:paragraph-rsid="000cf3e5" style:font-size-asian="14pt" style:font-size-complex="14pt"/>
    </style:style>
    <style:style style:name="P20" style:family="paragraph" style:parent-style-name="Standard">
      <style:paragraph-properties fo:margin-left="12.51mm" fo:margin-right="0mm" fo:text-indent="0mm" style:auto-text-indent="false"/>
      <style:text-properties fo:font-size="14pt" officeooo:rsid="000c2a2d" officeooo:paragraph-rsid="000c2a2d" style:font-size-asian="14pt" style:font-size-complex="14pt"/>
    </style:style>
    <style:style style:name="P21" style:family="paragraph" style:parent-style-name="Standard">
      <style:paragraph-properties fo:margin-left="12.51mm" fo:margin-right="0mm" fo:text-align="end" style:justify-single-word="false" fo:text-indent="0mm" style:auto-text-indent="false"/>
      <style:text-properties fo:font-size="14pt" officeooo:rsid="000c2a2d" officeooo:paragraph-rsid="000cf3e5" style:font-size-asian="14pt" style:font-size-complex="14pt"/>
    </style:style>
    <style:style style:name="P22" style:family="paragraph" style:parent-style-name="Standard">
      <style:paragraph-properties fo:margin-left="12.51mm" fo:margin-right="0mm" fo:text-indent="0mm" style:auto-text-indent="false"/>
      <style:text-properties fo:font-size="14pt" officeooo:rsid="000df360" officeooo:paragraph-rsid="000df360" style:font-size-asian="14pt" style:font-size-complex="14pt"/>
    </style:style>
    <style:style style:name="P23" style:family="paragraph" style:parent-style-name="Standard">
      <style:paragraph-properties fo:margin-left="12.51mm" fo:margin-right="0mm" fo:text-indent="0mm" style:auto-text-indent="false"/>
      <style:text-properties fo:font-style="italic" officeooo:rsid="0006bb19" officeooo:paragraph-rsid="0006bb19" style:font-style-asian="italic" style:font-style-complex="italic"/>
    </style:style>
    <style:style style:name="P24" style:family="paragraph" style:parent-style-name="Standard">
      <style:paragraph-properties fo:margin-left="0mm" fo:margin-right="0mm" fo:text-indent="0mm" style:auto-text-indent="false"/>
      <style:text-properties officeooo:rsid="0003f730" officeooo:paragraph-rsid="000d877b"/>
    </style:style>
    <style:style style:name="P25" style:family="paragraph" style:parent-style-name="Standard">
      <style:paragraph-properties fo:margin-left="25.01mm" fo:margin-right="0mm" fo:text-indent="0mm" style:auto-text-indent="false"/>
      <style:text-properties officeooo:rsid="0005b834" officeooo:paragraph-rsid="0005b834"/>
    </style:style>
    <style:style style:name="P26" style:family="paragraph" style:parent-style-name="Standard">
      <style:paragraph-properties fo:margin-left="25.01mm" fo:margin-right="0mm" fo:text-indent="0mm" style:auto-text-indent="false"/>
      <style:text-properties officeooo:rsid="0006bb19" officeooo:paragraph-rsid="0006bb19"/>
    </style:style>
    <style:style style:name="P27" style:family="paragraph" style:parent-style-name="Standard">
      <style:paragraph-properties fo:margin-left="25.01mm" fo:margin-right="0mm" fo:text-indent="0mm" style:auto-text-indent="false"/>
      <style:text-properties fo:font-size="14pt" officeooo:rsid="000cf3e5" officeooo:paragraph-rsid="000cf3e5" style:font-size-asian="14pt" style:font-size-complex="14pt"/>
    </style:style>
    <style:style style:name="P28" style:family="paragraph" style:parent-style-name="Standard">
      <style:paragraph-properties fo:margin-left="25.01mm" fo:margin-right="0mm" fo:text-indent="0mm" style:auto-text-indent="false"/>
      <style:text-properties fo:font-size="14pt" fo:font-style="italic" officeooo:rsid="000c2a2d" officeooo:paragraph-rsid="000cf3e5" style:font-size-asian="14pt" style:font-style-asian="italic" style:font-size-complex="14pt" style:font-style-complex="italic"/>
    </style:style>
    <style:style style:name="P29" style:family="paragraph" style:parent-style-name="Standard">
      <style:paragraph-properties fo:margin-left="25.01mm" fo:margin-right="0mm" fo:text-indent="0mm" style:auto-text-indent="false"/>
      <style:text-properties fo:font-size="14pt" fo:font-style="italic" officeooo:rsid="000c2a2d" officeooo:paragraph-rsid="000c2a2d" style:font-size-asian="14pt" style:font-style-asian="italic" style:font-size-complex="14pt" style:font-style-complex="italic"/>
    </style:style>
    <style:style style:name="P30" style:family="paragraph" style:parent-style-name="Standard">
      <style:paragraph-properties fo:margin-left="37.52mm" fo:margin-right="0mm" fo:text-align="start" style:justify-single-word="false" fo:text-indent="0mm" style:auto-text-indent="false"/>
      <style:text-properties officeooo:rsid="0006bb19" officeooo:paragraph-rsid="0006bb19"/>
    </style:style>
    <style:style style:name="P31" style:family="paragraph" style:parent-style-name="Standard">
      <style:paragraph-properties fo:margin-left="37.52mm" fo:margin-right="0mm" fo:text-indent="0mm" style:auto-text-indent="false"/>
      <style:text-properties officeooo:rsid="0006bb19" officeooo:paragraph-rsid="0006bb19"/>
    </style:style>
    <style:style style:name="P32" style:family="paragraph" style:parent-style-name="Standard">
      <style:paragraph-properties fo:margin-left="37.52mm" fo:margin-right="0mm" fo:text-indent="0mm" style:auto-text-indent="false"/>
      <style:text-properties fo:font-size="14pt" fo:font-style="italic" officeooo:rsid="000875f0" officeooo:paragraph-rsid="000875f0" style:font-size-asian="14pt" style:font-style-asian="italic" style:font-size-complex="14pt" style:font-style-complex="italic"/>
    </style:style>
    <style:style style:name="P33" style:family="paragraph" style:parent-style-name="Standard">
      <style:paragraph-properties fo:margin-left="25.01mm" fo:margin-right="0mm" fo:text-indent="0mm" style:auto-text-indent="false"/>
      <style:text-properties fo:font-style="normal" officeooo:rsid="0006bb19" officeooo:paragraph-rsid="0006bb19" style:font-style-asian="normal" style:font-style-complex="normal"/>
    </style:style>
    <style:style style:name="P34" style:family="paragraph" style:parent-style-name="Standard">
      <style:paragraph-properties fo:margin-left="25.01mm" fo:margin-right="0mm" fo:text-align="end" style:justify-single-word="false" fo:text-indent="0mm" style:auto-text-indent="false"/>
      <style:text-properties fo:font-size="14pt" officeooo:rsid="000875f0" officeooo:paragraph-rsid="000875f0" style:font-size-asian="14pt" style:font-size-complex="14pt"/>
    </style:style>
    <style:style style:name="P35" style:family="paragraph" style:parent-style-name="Standard">
      <style:paragraph-properties fo:text-align="end" style:justify-single-word="false"/>
      <style:text-properties fo:font-size="14pt" officeooo:rsid="000cf3e5" officeooo:paragraph-rsid="000cf3e5" style:font-size-asian="14pt" style:font-size-complex="14pt"/>
    </style:style>
    <style:style style:name="P36" style:family="paragraph" style:parent-style-name="Standard">
      <style:paragraph-properties fo:margin-left="12.51mm" fo:margin-right="0mm" fo:text-align="end" style:justify-single-word="false" fo:text-indent="0mm" style:auto-text-indent="false"/>
      <style:text-properties fo:font-size="14pt" officeooo:rsid="000cf3e5" officeooo:paragraph-rsid="000cf3e5" style:font-size-asian="14pt" style:font-size-complex="14pt"/>
    </style:style>
    <style:style style:name="T1" style:family="text">
      <style:text-properties officeooo:rsid="0006bb19"/>
    </style:style>
    <style:style style:name="T2" style:family="text">
      <style:text-properties officeooo:rsid="000875f0"/>
    </style:style>
    <style:style style:name="T3" style:family="text">
      <style:text-properties officeooo:rsid="000cf3e5"/>
    </style:style>
    <style:style style:name="T4" style:family="text">
      <style:text-properties officeooo:rsid="000d877b"/>
    </style:style>
    <style:style style:name="T5" style:family="text">
      <style:text-properties officeooo:rsid="000debbc"/>
    </style:style>
    <style:style style:name="T6" style:family="text">
      <style:text-properties officeooo:rsid="000df360"/>
    </style:style>
    <style:style style:name="T7" style:family="text">
      <style:text-properties fo:font-style="italic" style:font-style-asian="italic" style:font-style-complex="italic"/>
    </style:style>
    <style:style style:name="T8" style:family="text">
      <style:text-properties officeooo:rsid="000fa731"/>
    </style:style>
    <style:style style:name="T9" style:family="text">
      <style:text-properties officeooo:rsid="00100bb7"/>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WD: 9 de Abril de 2016</text:p>
      <text:p text:style-name="P1"/>
      <text:p text:style-name="P1">&gt;&gt; O ideal seria criar uma árvore cujos ramos abrissem numa hierarquia, com respostas às perguntas:<text:line-break/>. Para quê?</text:p>
      <text:p text:style-name="P1">. O Quê?</text:p>
      <text:p text:style-name="P1">. Como?</text:p>
      <text:p text:style-name="P1">. Porquê?</text:p>
      <text:p text:style-name="P1">. Para onde?</text:p>
      <text:p text:style-name="P1"/>
      <text:p text:style-name="P1">PARA QUÊ?</text:p>
      <text:p text:style-name="P1"/>
      <text:p text:style-name="P5">1. Sentido</text:p>
      <text:p text:style-name="P1"/>
      <text:p text:style-name="P2">O mundo não está mais pequeno. Está maior, porque a informação aumenta sempre. <text:span text:style-name="T6">À medida que cresce a informação,</text:span> cresce a confusão e a sensação de que o conhecimento está ao alcance de todos.<text:span text:style-name="T4"> </text:span>No entanto, o conhecimento é o fim de uma "linha de montagem" que começa numa unidade elementar: o dado. <text:span text:style-name="T4"><text:s/></text:span>Será que, partindo dos mesmos dados, temos o mesmo tipo de "conhecimento"? Será que este conhecimento fala da mesma verdade social e cultural? Será minimamente fiel à origem?</text:p>
      <text:p text:style-name="P1"/>
      <text:p text:style-name="P24">A finalidade do Date with Data é ir até aos elementos: aos dados. Às vezes, os dados estão já organizados e disponíveis ("datasets" prontos). Outras vezes estão dispersos, e fazemos a busca, a selecção e a organização dos mesmos, como se fossem peças de um puzzle qualquer. Às vezes estas peças estão espalhadas nos sítios mais improváveis. Só quando o puzzle já está pronto e as peças no seu lugar é que podemos dizer: isto é informação. </text:p>
      <text:p text:style-name="P15">O puzzle pode ser de um cavalo, uma joaninha, uma asa delta ou um monumento. O que interessa é que agora sabemos o que temos à nossa frente, e podemos interpretar, dizendo, por exemplo: "estes dados, todos juntos e organizados, mostram-nos a Torre dos Clérigos". Ou outra coisa qualquer. É nesta etapa que o nosso trabalho ganha sentido.</text:p>
      <text:p text:style-name="P1"/>
      <text:p text:style-name="P4">2. Criatividade</text:p>
      <text:p text:style-name="P4"/>
      <text:p text:style-name="P4">Uma questão importante pode surgir: </text:p>
      <text:p text:style-name="P4">"Então qual é a utilidade de montar um puzzle sobre uma joaninha? É<text:span text:style-name="T6"> </text:span>uma coisa <text:span text:style-name="T6">tão específica e pequena!</text:span> Para que serve este esforço?"</text:p>
      <text:p text:style-name="P4">Alguns dos nossos projectos são, de facto, tão específicos e heterogéneos que pode parecer que não são englobados por uma <text:span text:style-name="T1">categoria ou </text:span>finalidade comum<text:span text:style-name="T4">. Eles </text:span>são inovadores precisamente por isso: <text:span text:style-name="T1">dão </text:span>atenção a específico, heterogéneo e diverso pode resultar em algo de novo. No óbvio e conhecido toda a gente procura. É nos dados muitas vezes acumulados <text:span text:style-name="T1">e </text:span>esquecidos que está algo que ninguém viu anteriormente. É no menos óbvio que podemos encontrar sequências e interpretar padrões que dizem algo novo.</text:p>
      <text:p text:style-name="P16">O nosso trabalho é produzido para uma sociedade livre. Toma partido da ideia de que são as sociedades abertas que acolhem iniciativas destinadas a promover maior abertura. </text:p>
      <text:p text:style-name="P25"><text:span text:style-name="T6">O</text:span>s nossos projectos têm uma inespecificidade criativa. A sua escolha resulta de factos contingentes que aparecem nas nossas conversas, curiosidades globais ou pessoais, e possui até um factor aleatório que é próprio de tudo o que é concreto.</text:p>
      <text:p text:style-name="P1"/>
      <text:p text:style-name="P5">3. Aleatoridade</text:p>
      <text:p text:style-name="P5"/>
      <text:p text:style-name="P5">O aleatório é o elemento mais comum e poderoso das nossas vidas. Não significa que não haja uma razão de ser para as coisas. Significa apenas que não são bem necessárias e previsíveis. O nosso trabalho, no Date with Data, pega no aleatório - não apenas dos dados mas também da escolha dos projectos - e agrega-o, compendia-o, organiza-o, dá-lhe estrutura e transforma-o em algo, à partida, com sentido (o sentido do nosso "puré de notícias" é apenas misterioso :-) ). Depois disto, lançamos os dados.</text:p>
      <text:p text:style-name="P17"><text:span text:style-name="T7">Alea jacta est. </text:span>Os dados estão lançados. Alea significa dado de jogar, mas também significa acaso. É daí que vem a palavra aleatório. Pegar nos dados aleatórios e tentar fazer alguma coisa com eles é honrar o acaso dando-lhe a oportunidade de fazer sentido.</text:p>
      <text:p text:style-name="P26">A confusão da informação aumenta com a expansão do mundo social e tecnológico. No entanto, o humano tem as mesmas dimensões de sempre. O seu tempo é limitado. A sua vida é condicionada por coisas que podem ou não acontecer. As pessoas que ele conhece podiam ser outras. A casa onde mora, o emprego que tem, o cão ou gato que adoptou, os objectos que escolheu para decorar a sua casa, os seus interesses e até os seus genes - <text:s/>podiam ser diferentes. Por essa razão, a aleatoridade aparente dá a forma específica à vida dos indivíduos. No entanto, observamos sempre algumas constantes: Ele conhece pessoas, mora numa casa, tem um emprego. Terá, eventualmente, um animal de estimação e elementos decorativos em casa. Certamente terá interesses, e obviamente tem genes. Por essa razão, não é tudo aleatoridade: há uma estrutura que dá uma forma comum à vida de todos nós.</text:p>
      <text:p text:style-name="P30"><text:span text:style-name="T4">Há também uma estrutura </text:span>à nossa volta canaliza tudo o que é aleatório para uma forma padrão<text:span text:style-name="T4">: estrutura social, económica, cultural, científica, etc</text:span>. Os detalhes são encaixados no grande esquema. No entanto, às vezes os detalhes são cúmplices ou sintomáticos de problemas no sistema. Mas ninguém lhes liga muito porque "Ah, são pormenores!" No entanto, toda a realidade é feita de pormenores.</text:p>
      <text:p text:style-name="P5"/>
      <text:p text:style-name="P5">4. Transparência</text:p>
      <text:p text:style-name="P5"/>
      <text:p text:style-name="P5">Não temos projecto ideológico além da transparência e imparcialidade. Quem faz um puzzle e diz "isto é um cavalo", e presumindo que é efectivamente um cavalo, não está a alucinar o cavalo. Distorcer e transfigurar parcialmente a realidade é o enviesamento das ideologias. E é porque não temos ideologia que não escolhemos ou transformamos as peças. Mas descobrimos combinações que ainda não tinham sido descobertas. Ou que foram ignoradas ou omitidas. </text:p>
      <text:p text:style-name="P5"/>
      <text:p text:style-name="P5">5. Unidade</text:p>
      <text:p text:style-name="P5"/>
      <text:p text:style-name="P5">Não é só a nossa leitura do produto que é ideologicamente indefinida. A maneira como digerimos os dados também não tem um padrão definitivo. Assim, a nossa ética é não ter tendências. É expor coisas que fazem sentido porque já o tinham, e não porque lho impomos.</text:p>
      <text:p text:style-name="P17">Há outra questão que pode surgir:</text:p>
      <text:p text:style-name="P23">"Se não têm um projecto unificado, um tema padrão e um procedimento padrão, o que é que vos une para as sessões de Date with Data?"</text:p>
      <text:p text:style-name="P33">Somos um conjunto heterogéneo de pessoas, e o que nos une é um conjunto heterogéneo de razões:</text:p>
      <text:p text:style-name="P31">* Queremos olhar para onde os outros não olham;</text:p>
      <text:p text:style-name="P31">* Queremos dar um sentido à diversidade disponível e tornar público este sentido;</text:p>
      <text:p text:style-name="P31">* Queremos variar a vida, pertencer a um grupo de gente interessante;</text:p>
      <text:p text:style-name="P31">* Queremos sentir-nos parte de uma coisa maior. Esta coisa maior não é necessariamente a sociedade humana, mas também a informação que a apoia e que a mantém em funcionamento. </text:p>
      <text:p text:style-name="P31">* Queremos desenvolver competências e fazer algo de útil com elas.</text:p>
      <text:p text:style-name="P31">* Queremos sentir a diversão do jogo e a gratificação de participar em projectos que funcionam.</text:p>
      <text:p text:style-name="P5"/>
      <text:p text:style-name="P5">6. Utilidade</text:p>
      <text:p text:style-name="P5"/>
      <text:p text:style-name="P5">"Como é que esta iniciativa pode melhorar as pessoas e as sociedades?"</text:p>
      <text:p text:style-name="P5"/>
      <text:p text:style-name="P5">Os nossos projectos não servem directamente para melhorar as pessoas, individual ou colectivamente. Servem para montar puzzles, para levantar problemas e para pensar nos dados de modo criativo. Porque se tivéssemos um projecto único, se déssemos um sentido exclusivo à nossa actividade e assumíssemos uma missão, perderíamos o que nos torna únicos: a liberdade de mexer na diversidade caótica que está na origem de tudo.</text:p>
      <text:p text:style-name="P3"/>
      <text:p text:style-name="P9">P.: Quais achas que são os maiores contributos e benefícios do DwD?</text:p>
      <text:p text:style-name="P22">"Ser um espaço particular onde pessoas fazem coisas consequentes, com base em preocupações comuns sobre a vida em sociedade e o nosso papel enquanto cidadãos. Mas sem moralismos ou ambições exageradas sobre mudar a sociedade -- acima de tudo, temos de nos divertir no processo. E fazer amigos."</text:p>
      <text:p text:style-name="P10">Ricardo</text:p>
      <text:p text:style-name="P13"/>
      <text:p text:style-name="P3"/>
      <text:p text:style-name="P3"/>
      <text:p text:style-name="P5">QUEM?</text:p>
      <text:p text:style-name="P5"/>
      <text:p text:style-name="P6">Tal como não temos um conjunto pré-definido de temas, projectos e ideias, também não há uma única competência exigida a quem se quiser juntar a nós. Não temos de saber escrever código. Não temos de ter competências técnicas concretas. Pessoas das artes, das humanidades, das diferentes ciências e de formações díspares são igualmente importantes. Aceitamos a variedade, porque é justamente o que fazemos: dar sentido à variedade.</text:p>
      <text:p text:style-name="P5"/>
      <text:p text:style-name="P17">As formações de base dos participantes vão da Informática ou<text:span text:style-name="T2"> </text:span>Design de Comunicação até à Educação ou Filosofia, passando por todas as áreas d<text:span text:style-name="T2">as</text:span> ciência<text:span text:style-name="T2">s ciências, artes e humanidades</text:span>.<text:span text:style-name="T2"> Uma comunidade heterogénea produz mais criatividade do que um grupo homogéneo.</text:span></text:p>
      <text:p text:style-name="P18"><text:span text:style-name="T5">O</text:span> Tiago<text:span text:style-name="T5"> </text:span>usa as suas competências em Informática para extrair dados (scraping)<text:span text:style-name="T5">. A</text:span> Marta<text:span text:style-name="T5"> </text:span>mobiliza competências de comunicação para simplificar conceitos mais complexos<text:span text:style-name="T5">. O</text:span> Ricardo<text:span text:style-name="T5">,</text:span> que faz programação, afina ferramentas e sites e contribui para a orientação dos eventos. Ainda há a pessoas que participam de uma forma altamente heterogénea, usando a sua formação de base e fazendo coisas novas e diversificadas:</text:p>
      <text:p text:style-name="P7"/>
      <text:p text:style-name="P27"><text:span text:style-name="T6">P.: </text:span>Utilizas a tua formação de base para participar? Se sim, como? Se não, quais as competências que mobilizas e como o fazes?</text:p>
      <text:p text:style-name="P32">"Em alguns projectos contribuo com a parte gráfica quer seja algo mais estático, como desenhar um logotipo, ou desenvolvimento de front-end (mix de web design e implementação técnica). No ex-Hackday/atual Date With Data aprendi coisas que não sabia: fazer um scraper com python, gerar data packages.... Também escrevo textos para o blog e tento documentar um pouco o que vamos fazendo."</text:p>
      <text:p text:style-name="P34">Ana Isabel</text:p>
      <text:p text:style-name="P7">O QUÊ?</text:p>
      <text:p text:style-name="P7"/>
      <text:p text:style-name="P11">Há diferentes projectos em simultâneo. Enquanto, por exemplo, a Marta pesquisa e edita conteúdos, o Tiago faz uma visualização da proporção entre o custo das campanhas e os deputados eleitos, transformando os conjuntos de dados em gráficos. O Ricardo trata do código da Central de Dados, cujo layout é desenvolvido pela Ana Isabel, que também avança na transcrição do guia "English as she is spoke" (de domínio público).</text:p>
      <text:p text:style-name="P7"><draw:frame draw:style-name="fr1" draw:name="Objeto1" text:anchor-type="paragraph" svg:x="-0.69mm" svg:y="2.8mm" svg:width="292.42mm" svg:height="56.78mm" draw:z-index="0"><draw:object xlink:href="./Object 1" xlink:type="simple" xlink:show="embed" xlink:actuate="onLoad"/><draw:image xlink:href="./ObjectReplacements/Object 1" xlink:type="simple" xlink:show="embed" xlink:actuate="onLoad"/><svg:desc>Objeto OLE</svg:desc></draw:frame></text:p>
      <text:p text:style-name="P11"/>
      <text:p text:style-name="P11">PORQUÊ?</text:p>
      <text:p text:style-name="P11"/>
      <text:p text:style-name="P12">Alguns de nós dizem que gostam de brincar com os dados, enquanto que outros explicam que gostam de aprender mais sobre o trabalho dos dados abertos, mostrando a sua importância.<text:span text:style-name="T9"> [Ler mais]</text:span></text:p>
      <text:p text:style-name="P8"/>
      <text:p text:style-name="P19"><text:span text:style-name="T6">P.: </text:span>O que te trouxe aqui?</text:p>
      <text:p text:style-name="P28"><text:span text:style-name="T3">"</text:span>Não querer ficar em casa e encontrar pessoas com gostos afins pela cultura hacker e vontade de usar a info pública para fazer coisas porreiras.<text:span text:style-name="T3">"</text:span></text:p>
      <text:p text:style-name="P35">Ricard</text:p>
      <text:p text:style-name="P12">O desejo de continuar a aparecer vem da vontade de passar bem os dias, com pessoas interessantes, divertidas e com diferentes formações. Os projectos são heterogéneos e servem de estímulo para continuar. <text:span text:style-name="T9">[Ler mais]</text:span></text:p>
      <text:p text:style-name="P11"/>
      <text:p text:style-name="P11"/>
      <text:p text:style-name="P20"><text:span text:style-name="T6">P.: </text:span>O que faz com que queiras continuar a vir?</text:p>
      <text:p text:style-name="P28"><text:span text:style-name="T3">"</text:span>Estar com pessoas com diferentes conhecimentos mas que em conjunto trabalham para projetos comuns. E o facto de ser gente divertida :)<text:span text:style-name="T3">"</text:span></text:p>
      <text:p text:style-name="P36">Marta P.</text:p>
      <text:p text:style-name="P20"><text:span text:style-name="T6">P.: </text:span>O que dirias às pessoas que consideram a possibilidade de participar?</text:p>
      <text:p text:style-name="P29"><text:span text:style-name="T3">"</text:span>Não é preciso saberem informática! Pelo menos 2/3 dos projectos que ajudei a fazer surgiram de ideias de pessoas de outras áreas.<text:span text:style-name="T3">"</text:span></text:p>
      <text:p text:style-name="P21">Tiago</text:p>
      <text:p text:style-name="P13">PARA ONDE?</text:p>
      <text:p text:style-name="P9"/>
      <text:p text:style-name="P14"><text:span text:style-name="T8">E</text:span>ra bom que o DwD se tornasse mais subsistente, com os meios e o reconhecimento que não o tornassem dependente <text:span text:style-name="T8">do esforço </text:span>do<text:span text:style-name="T8">s organizadores (Ana e Ricardo). Também seria positivo que o grupo ficasse mais consolidado, com mais participantes regulares e maior divulgação na sociedade portuguesa, eventualmente trabalhando com outras organizações e grupos para experimentar, como disse o Ricardo, "conspirações conjuntas".</text:span></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pt" fo:country="P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9T11:34:48.163957470</meta:creation-date>
    <dc:date>2016-04-09T15:44:17.067298719</dc:date>
    <meta:editing-duration>PT3H2M29S</meta:editing-duration>
    <meta:editing-cycles>5</meta:editing-cycles>
    <meta:generator>LibreOffice/5.1.2.1.0$Linux_X86_64 LibreOffice_project/10m0$Build-1</meta:generator>
    <meta:document-statistic meta:table-count="0" meta:image-count="0" meta:object-count="1" meta:page-count="1" meta:paragraph-count="64" meta:word-count="1735" meta:character-count="10435" meta:non-whitespace-character-count="87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383cm"/>
    </style:style>
    <style:style style:name="co2" style:family="table-column">
      <style:table-column-properties fo:break-before="auto" style:column-width="6.454cm"/>
    </style:style>
    <style:style style:name="co3" style:family="table-column">
      <style:table-column-properties fo:break-before="auto" style:column-width="3.212cm"/>
    </style:style>
    <style:style style:name="co4" style:family="table-column">
      <style:table-column-properties fo:break-before="auto" style:column-width="2.258cm"/>
    </style:style>
    <style:style style:name="co5" style:family="table-column">
      <style:table-column-properties fo:break-before="auto" style:column-width="1.469cm"/>
    </style:style>
    <style:style style:name="co6" style:family="table-column">
      <style:table-column-properties fo:break-before="auto" style:column-width="1.743cm"/>
    </style:style>
    <style:style style:name="co7" style:family="table-column">
      <style:table-column-properties fo:break-before="auto" style:column-width="2.55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6600"/>
    </style:style>
    <style:style style:name="ce2" style:family="table-cell" style:parent-style-name="Default">
      <style:table-cell-properties fo:background-color="#00cc33"/>
    </style:style>
    <style:style style:name="ce3" style:family="table-cell" style:parent-style-name="Default">
      <style:table-cell-properties fo:background-color="#ffff00"/>
    </style:style>
    <style:style style:name="ce4" style:family="table-cell" style:parent-style-name="Default">
      <style:table-cell-properties fo:background-color="#3333ff"/>
    </style:style>
    <style:style style:name="ce5" style:family="table-cell" style:parent-style-name="Default">
      <style:table-cell-properties fo:background-color="#ff66cc"/>
    </style:style>
    <style:style style:name="ce6" style:family="table-cell" style:parent-style-name="Default">
      <style:table-cell-properties fo:background-color="#000000" fo:border="0.06pt solid #000000"/>
    </style:style>
    <style:style style:name="ce7" style:family="table-cell" style:parent-style-name="Default">
      <style:table-cell-properties fo:background-color="#cccccc" fo:border="0.06pt solid #000000"/>
    </style:style>
    <style:style style:name="ce8" style:family="table-cell" style:parent-style-name="Default">
      <style:table-cell-properties fo:background-color="#666666" fo:border="0.06pt solid #000000"/>
    </style:style>
    <style:style style:name="ce9" style:family="table-cell" style:parent-style-name="Default">
      <style:table-cell-properties fo:background-color="#dddddd" fo:border="0.06pt solid #000000"/>
    </style:style>
    <style:style style:name="ce10" style:family="table-cell" style:parent-style-name="Default">
      <style:table-cell-properties fo:background-color="#000000" fo:border="0.06pt solid #000000"/>
      <style:text-properties style:use-window-font-color="true"/>
    </style:style>
    <style:style style:name="ce1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cm"/>
    </style:style>
    <style:style style:name="ce12" style:family="table-cell" style:parent-style-name="Default">
      <style:table-cell-properties fo:border-bottom="0.06pt solid #000000" fo:background-color="#00cc33" fo:border-left="0.06pt solid #000000" fo:border-right="none" fo:border-top="0.06pt solid #000000"/>
    </style:style>
    <style:style style:name="ce13" style:family="table-cell" style:parent-style-name="Default">
      <style:table-cell-properties fo:border-bottom="0.06pt solid #000000" fo:background-color="#ffff00" fo:border-left="0.06pt solid #000000" fo:border-right="none" fo:border-top="0.06pt solid #000000"/>
    </style:style>
    <style:style style:name="ce14" style:family="table-cell" style:parent-style-name="Default">
      <style:table-cell-properties fo:border-bottom="0.06pt solid #000000" fo:background-color="#3333ff" fo:border-left="0.06pt solid #000000" fo:border-right="none" fo:border-top="0.06pt solid #000000"/>
    </style:style>
    <style:style style:name="ce15" style:family="table-cell" style:parent-style-name="Default">
      <style:table-cell-properties fo:border-bottom="0.06pt solid #000000" fo:background-color="#ff66cc" fo:border-left="0.06pt solid #000000" fo:border-right="none" fo:border-top="0.06pt solid #000000"/>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center" fo:margin-left="0cm"/>
    </style:style>
    <style:style style:name="ce17" style:family="table-cell" style:parent-style-name="Default">
      <style:table-cell-properties fo:border-bottom="0.06pt solid #000000" fo:background-color="#ff6600" fo:border-left="none" fo:border-right="none" fo:border-top="0.06pt solid #000000"/>
    </style:style>
    <style:style style:name="ce18" style:family="table-cell" style:parent-style-name="Default">
      <style:table-cell-properties fo:border-bottom="0.06pt solid #000000" fo:background-color="#00cc33" fo:border-left="none" fo:border-right="none" fo:border-top="0.06pt solid #000000"/>
    </style:style>
    <style:style style:name="ce19" style:family="table-cell" style:parent-style-name="Default">
      <style:table-cell-properties fo:border-bottom="0.06pt solid #000000" fo:background-color="#3333ff" fo:border-left="none" fo:border-right="none" fo:border-top="0.06pt solid #000000"/>
    </style:style>
    <style:style style:name="ce20" style:family="table-cell" style:parent-style-name="Default">
      <style:table-cell-properties fo:border-bottom="0.06pt solid #000000" fo:background-color="#ff66cc" fo:border-left="none" fo:border-right="none" fo:border-top="0.06pt solid #000000"/>
    </style:style>
    <style:style style:name="ce21" style:family="table-cell" style:parent-style-name="Default">
      <style:table-cell-properties fo:border-bottom="0.06pt solid #000000" fo:background-color="#ffff00" fo:border-left="none" fo:border-right="none" fo:border-top="0.06pt solid #000000"/>
    </style:style>
    <style:style style:name="ce22" style:family="table-cell" style:parent-style-name="Default">
      <style:table-cell-properties fo:border-bottom="0.06pt solid #000000" fo:background-color="transparent" fo:border-left="none" fo:border-right="none" fo:border-top="0.06pt solid #000000"/>
    </style:style>
    <style:style style:name="ce23"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cm"/>
    </style:style>
    <style:style style:name="ce24" style:family="table-cell" style:parent-style-name="Default">
      <style:table-cell-properties fo:border-bottom="0.06pt solid #000000" fo:background-color="#ff6600" fo:border-left="none" fo:border-right="0.06pt solid #000000" fo:border-top="0.06pt solid #000000"/>
    </style:style>
  </office:automatic-styles>
  <office:body>
    <office:spreadsheet>
      <table:table table:name="Folha1" table:style-name="ta1">
        <table:table-column table:style-name="co1" table:default-cell-style-name="Default"/>
        <table:table-column table:style-name="co2" table:default-cell-style-name="ce1"/>
        <table:table-column table:style-name="co3" table:default-cell-style-name="ce7"/>
        <table:table-column table:style-name="co4" table:default-cell-style-name="ce11"/>
        <table:table-column table:style-name="co4" table:number-columns-repeated="2" table:default-cell-style-name="ce16"/>
        <table:table-column table:style-name="co5" table:default-cell-style-name="ce16"/>
        <table:table-column table:style-name="co6" table:default-cell-style-name="ce16"/>
        <table:table-column table:style-name="co7" table:default-cell-style-name="ce16"/>
        <table:table-column table:style-name="co4" table:default-cell-style-name="ce23"/>
        <table:table-row table:style-name="ro1" table:number-rows-repeated="2">
          <table:table-cell/>
          <table:table-cell table:style-name="Default" table:number-columns-repeated="9"/>
        </table:table-row>
        <table:table-row table:style-name="ro1">
          <table:table-cell office:value-type="string" calcext:value-type="string">
            <text:p>Categoria</text:p>
          </table:table-cell>
          <table:table-cell table:style-name="Default" office:value-type="string" calcext:value-type="string">
            <text:p>Nome do Projecto</text:p>
          </table:table-cell>
          <table:table-cell table:style-name="Default" office:value-type="string" calcext:value-type="string">
            <text:p>Estado do Projecto</text:p>
          </table:table-cell>
          <table:table-cell table:style-name="ce10" office:value-type="string" calcext:value-type="string">
            <text:p>Recolha</text:p>
          </table:table-cell>
          <table:table-cell table:style-name="ce10" office:value-type="string" calcext:value-type="string">
            <text:p>Organização</text:p>
          </table:table-cell>
          <table:table-cell table:style-name="ce10" office:value-type="string" calcext:value-type="string">
            <text:p>Catalogação</text:p>
          </table:table-cell>
          <table:table-cell table:style-name="ce10" office:value-type="string" calcext:value-type="string">
            <text:p>Análise</text:p>
          </table:table-cell>
          <table:table-cell table:style-name="ce10" office:value-type="string" calcext:value-type="string">
            <text:p>Utilização</text:p>
          </table:table-cell>
          <table:table-cell table:style-name="ce10" office:value-type="string" calcext:value-type="string">
            <text:p>Transformação</text:p>
          </table:table-cell>
          <table:table-cell table:style-name="ce10" office:value-type="string" calcext:value-type="string">
            <text:p>Interpretação</text:p>
          </table:table-cell>
        </table:table-row>
        <table:table-row table:style-name="ro1">
          <table:table-cell table:style-name="ce1" office:value-type="string" calcext:value-type="string">
            <text:p>Cidadania</text:p>
          </table:table-cell>
          <table:table-cell office:value-type="string" calcext:value-type="string">
            <text:p>Quarenta Anos de Abstenção</text:p>
          </table:table-cell>
          <table:table-cell table:style-name="ce6" office:value-type="string" calcext:value-type="string">
            <text:p>Concluído</text:p>
          </table:table-cell>
          <table:table-cell table:number-columns-repeated="3"/>
          <table:table-cell table:style-name="ce17" table:number-columns-repeated="2"/>
          <table:table-cell table:number-columns-repeated="2"/>
        </table:table-row>
        <table:table-row table:style-name="ro1">
          <table:table-cell/>
          <table:table-cell office:value-type="string" calcext:value-type="string">
            <text:p>Quanto custa um Deputado</text:p>
          </table:table-cell>
          <table:table-cell office:value-type="string" calcext:value-type="string">
            <text:p>Em processo</text:p>
          </table:table-cell>
          <table:table-cell table:number-columns-repeated="3"/>
          <table:table-cell table:style-name="ce17" table:number-columns-repeated="3"/>
          <table:table-cell table:style-name="ce24"/>
        </table:table-row>
        <table:table-row table:style-name="ro1">
          <table:table-cell/>
          <table:table-cell office:value-type="string" calcext:value-type="string">
            <text:p>Prosódia nos discursos da Assembleia</text:p>
          </table:table-cell>
          <table:table-cell office:value-type="string" calcext:value-type="string">
            <text:p>Em processo</text:p>
          </table:table-cell>
          <table:table-cell table:number-columns-repeated="3"/>
          <table:table-cell table:style-name="ce17"/>
          <table:table-cell table:number-columns-repeated="3"/>
        </table:table-row>
        <table:table-row table:style-name="ro1">
          <table:table-cell/>
          <table:table-cell office:value-type="string" calcext:value-type="string">
            <text:p>Demo.cratica</text:p>
          </table:table-cell>
          <table:table-cell table:style-name="ce8" office:value-type="string" calcext:value-type="string">
            <text:p>Em crescimento</text:p>
          </table:table-cell>
          <table:table-cell/>
          <table:table-cell table:style-name="ce17" table:number-columns-repeated="3"/>
          <table:table-cell table:number-columns-repeated="3"/>
        </table:table-row>
        <table:table-row table:style-name="ro1">
          <table:table-cell table:style-name="ce2" office:value-type="string" calcext:value-type="string">
            <text:p>Mapas</text:p>
          </table:table-cell>
          <table:table-cell table:style-name="ce2" office:value-type="string" calcext:value-type="string">
            <text:p>Geodevolutas</text:p>
          </table:table-cell>
          <table:table-cell table:style-name="ce9" office:value-type="string" calcext:value-type="string">
            <text:p>Em latência</text:p>
          </table:table-cell>
          <table:table-cell table:style-name="ce12"/>
          <table:table-cell table:style-name="ce18"/>
          <table:table-cell table:number-columns-repeated="2"/>
          <table:table-cell table:style-name="ce18"/>
          <table:table-cell table:style-name="ce22"/>
          <table:table-cell/>
        </table:table-row>
        <table:table-row table:style-name="ro1">
          <table:table-cell/>
          <table:table-cell table:style-name="ce2" office:value-type="string" calcext:value-type="string">
            <text:p>Mila</text:p>
          </table:table-cell>
          <table:table-cell table:style-name="ce9" office:value-type="string" calcext:value-type="string">
            <text:p>Em latência</text:p>
          </table:table-cell>
          <table:table-cell table:style-name="ce12"/>
          <table:table-cell table:style-name="ce18"/>
          <table:table-cell table:number-columns-repeated="2"/>
          <table:table-cell table:style-name="ce18"/>
          <table:table-cell table:style-name="ce22"/>
          <table:table-cell/>
        </table:table-row>
        <table:table-row table:style-name="ro1">
          <table:table-cell table:style-name="ce3" office:value-type="string" calcext:value-type="string">
            <text:p>Jogos e Entretenimento</text:p>
          </table:table-cell>
          <table:table-cell table:style-name="ce3" office:value-type="string" calcext:value-type="string">
            <text:p>Totonome</text:p>
          </table:table-cell>
          <table:table-cell table:style-name="ce6" office:value-type="string" calcext:value-type="string">
            <text:p>Concluído</text:p>
          </table:table-cell>
          <table:table-cell table:number-columns-repeated="2"/>
          <table:table-cell table:style-name="ce21"/>
          <table:table-cell/>
          <table:table-cell table:style-name="ce21" table:number-columns-repeated="2"/>
          <table:table-cell/>
        </table:table-row>
        <table:table-row table:style-name="ro1">
          <table:table-cell/>
          <table:table-cell table:style-name="ce3" office:value-type="string" calcext:value-type="string">
            <text:p>Puré de Notícias</text:p>
          </table:table-cell>
          <table:table-cell table:style-name="ce8" office:value-type="string" calcext:value-type="string">
            <text:p>Em crescimento</text:p>
          </table:table-cell>
          <table:table-cell table:style-name="ce13"/>
          <table:table-cell table:number-columns-repeated="4"/>
          <table:table-cell table:style-name="ce21"/>
          <table:table-cell/>
        </table:table-row>
        <table:table-row table:style-name="ro1">
          <table:table-cell table:style-name="ce4" office:value-type="string" calcext:value-type="string">
            <text:p>Bases de Dados</text:p>
          </table:table-cell>
          <table:table-cell table:style-name="ce4" office:value-type="string" calcext:value-type="string">
            <text:p>Central de Dados</text:p>
          </table:table-cell>
          <table:table-cell table:style-name="ce8" office:value-type="string" calcext:value-type="string">
            <text:p>Em crescimento</text:p>
          </table:table-cell>
          <table:table-cell/>
          <table:table-cell table:style-name="ce19" table:number-columns-repeated="3"/>
          <table:table-cell table:number-columns-repeated="3"/>
        </table:table-row>
        <table:table-row table:style-name="ro1">
          <table:table-cell/>
          <table:table-cell table:style-name="ce4" office:value-type="string" calcext:value-type="string">
            <text:p>Open Food Facts</text:p>
          </table:table-cell>
          <table:table-cell table:style-name="ce8" office:value-type="string" calcext:value-type="string">
            <text:p>Em crescimento</text:p>
          </table:table-cell>
          <table:table-cell table:style-name="ce14"/>
          <table:table-cell table:style-name="ce19" table:number-columns-repeated="3"/>
          <table:table-cell table:number-columns-repeated="3"/>
        </table:table-row>
        <table:table-row table:style-name="ro1">
          <table:table-cell table:style-name="ce5" office:value-type="string" calcext:value-type="string">
            <text:p>Línguas</text:p>
          </table:table-cell>
          <table:table-cell table:style-name="ce5" office:value-type="string" calcext:value-type="string">
            <text:p>Transcrição de English as She is Spoke</text:p>
          </table:table-cell>
          <table:table-cell office:value-type="string" calcext:value-type="string">
            <text:p>Em processo</text:p>
          </table:table-cell>
          <table:table-cell table:style-name="ce15"/>
          <table:table-cell table:style-name="ce20" table:number-columns-repeated="2"/>
          <table:table-cell table:number-columns-repeated="4"/>
        </table:table-row>
        <table:table-row table:style-name="ro1">
          <table:table-cell/>
          <table:table-cell table:style-name="ce5" office:value-type="string" calcext:value-type="string">
            <text:p>Tradução de Anglicismos</text:p>
          </table:table-cell>
          <table:table-cell office:value-type="string" calcext:value-type="string">
            <text:p>Em processo</text:p>
          </table:table-cell>
          <table:table-cell table:number-columns-repeated="2"/>
          <table:table-cell table:style-name="ce20" table:number-columns-repeated="2"/>
          <table:table-cell/>
          <table:table-cell table:style-name="ce20"/>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3P0" style:volatile="true">
      <number:number number:decimal-places="2" number:min-integer-digits="1" number:grouping="true"/>
      <number:text> </number:text>
      <number:currency-symbol number:language="pt" number:country="PT">€</number:currency-symbol>
    </number:currency-style>
    <number:currency-style style:name="N113">
      <style:text-properties fo:color="#ff0000"/>
      <number:text>-</number:text>
      <number:number number:decimal-places="2" number:min-integer-digits="1" number:grouping="true"/>
      <number:text> </number:text>
      <number:currency-symbol number:language="pt" number:country="PT">€</number:currency-symbol>
      <style:map style:condition="value()&gt;=0" style:apply-style-name="N113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00000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9">00-00-0000</text:date>, <text:time style:data-style-name="N2" text:time-value="15:02:11.57009910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